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568000001A0375E0772126F239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a4f1d"/>
    </style:style>
    <style:style style:name="P2" style:family="paragraph" style:parent-style-name="Standard">
      <style:paragraph-properties fo:text-align="start" style:justify-single-word="false"/>
      <style:text-properties officeooo:paragraph-rsid="001ec585"/>
    </style:style>
    <style:style style:name="P3" style:family="paragraph" style:parent-style-name="Standard">
      <style:paragraph-properties fo:text-align="start" style:justify-single-word="false"/>
      <style:text-properties officeooo:paragraph-rsid="001a4f1d"/>
    </style:style>
    <style:style style:name="P4" style:family="paragraph" style:parent-style-name="Standard">
      <style:paragraph-properties fo:text-align="start" style:justify-single-word="false"/>
      <style:text-properties officeooo:paragraph-rsid="003ab53c"/>
    </style:style>
    <style:style style:name="P5" style:family="paragraph" style:parent-style-name="Standard">
      <style:paragraph-properties fo:text-align="center" style:justify-single-word="false"/>
      <style:text-properties fo:font-size="14pt" officeooo:rsid="001a4f1d" officeooo:paragraph-rsid="001a4f1d" style:font-size-asian="14pt" style:font-size-complex="14pt"/>
    </style:style>
    <style:style style:name="P6" style:family="paragraph" style:parent-style-name="Standard">
      <style:paragraph-properties fo:text-align="start" style:justify-single-word="false"/>
      <style:text-properties fo:font-size="14pt" officeooo:rsid="001a4f1d" officeooo:paragraph-rsid="001a4f1d" style:font-size-asian="14pt" style:font-size-complex="14pt"/>
    </style:style>
    <style:style style:name="P7" style:family="paragraph" style:parent-style-name="Standard">
      <style:paragraph-properties fo:text-align="start" style:justify-single-word="false"/>
      <style:text-properties fo:font-size="14pt" officeooo:rsid="001a4f1d" officeooo:paragraph-rsid="004cfba3" style:font-size-asian="14pt" style:font-size-complex="14pt"/>
    </style:style>
    <style:style style:name="P8" style:family="paragraph" style:parent-style-name="Standard">
      <style:paragraph-properties fo:text-align="start" style:justify-single-word="false"/>
      <style:text-properties fo:font-size="14pt" officeooo:rsid="002d0139" officeooo:paragraph-rsid="002d0139" style:font-size-asian="14pt" style:font-size-complex="14pt"/>
    </style:style>
    <style:style style:name="P9" style:family="paragraph" style:parent-style-name="Standard">
      <style:paragraph-properties fo:text-align="start" style:justify-single-word="false"/>
      <style:text-properties fo:font-size="14pt" officeooo:rsid="002d0139" officeooo:paragraph-rsid="004cfba3" style:font-size-asian="14pt" style:font-size-complex="14pt"/>
    </style:style>
    <style:style style:name="P10" style:family="paragraph" style:parent-style-name="Standard">
      <style:paragraph-properties fo:text-align="start" style:justify-single-word="false"/>
      <style:text-properties fo:font-size="14pt" officeooo:rsid="002d0139" officeooo:paragraph-rsid="004e3a99" style:font-size-asian="14pt" style:font-size-complex="14pt"/>
    </style:style>
    <style:style style:name="P11" style:family="paragraph" style:parent-style-name="Standard">
      <style:paragraph-properties fo:text-align="start" style:justify-single-word="false"/>
      <style:text-properties fo:font-size="14pt" officeooo:rsid="002df285" officeooo:paragraph-rsid="002df285" style:font-size-asian="14pt" style:font-size-complex="14pt"/>
    </style:style>
    <style:style style:name="P12" style:family="paragraph" style:parent-style-name="Standard">
      <style:paragraph-properties fo:text-align="start" style:justify-single-word="false"/>
      <style:text-properties fo:font-size="14pt" officeooo:rsid="002df285" officeooo:paragraph-rsid="004cfba3" style:font-size-asian="14pt" style:font-size-complex="14pt"/>
    </style:style>
    <style:style style:name="P13" style:family="paragraph" style:parent-style-name="Standard">
      <style:paragraph-properties fo:text-align="justify" style:justify-single-word="false"/>
      <style:text-properties fo:font-size="14pt" fo:font-weight="normal" officeooo:rsid="001a4f1d" officeooo:paragraph-rsid="001a4f1d"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2fd0a9" officeooo:paragraph-rsid="001ec585" style:font-size-asian="14pt" style:font-weight-asian="normal" style:font-size-complex="14pt" style:font-weight-complex="normal"/>
    </style:style>
    <style:style style:name="P15" style:family="paragraph" style:parent-style-name="Standard">
      <style:text-properties fo:font-size="14pt" fo:font-weight="normal" officeooo:rsid="001ec585" officeooo:paragraph-rsid="00264390"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a4f1d" officeooo:paragraph-rsid="001ec585" fo:background-color="#b4c7dc"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1a4f1d" officeooo:paragraph-rsid="0041c9e5" fo:background-color="#b4c7dc" style:font-size-asian="14pt" style:font-weight-asian="normal" style:font-size-complex="14pt" style:font-weight-complex="normal"/>
    </style:style>
    <style:style style:name="P18" style:family="paragraph" style:parent-style-name="Standard">
      <style:text-properties fo:font-size="14pt" fo:font-weight="normal" officeooo:rsid="0041c9e5" officeooo:paragraph-rsid="0041e5d9" fo:background-color="#b4c7dc"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41c9e5" officeooo:paragraph-rsid="004999b4" fo:background-color="#b4c7dc"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bold" officeooo:rsid="002fd0a9" officeooo:paragraph-rsid="001ec585"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officeooo:rsid="001a4f1d" officeooo:paragraph-rsid="002fd0a9" style:font-size-asian="14pt" style:font-weight-asian="bold" style:font-size-complex="14pt" style:font-weight-complex="bold"/>
    </style:style>
    <style:style style:name="P22" style:family="paragraph" style:parent-style-name="Standard">
      <style:paragraph-properties fo:text-align="start" style:justify-single-word="false"/>
      <style:text-properties fo:font-size="14pt" officeooo:rsid="001a4f1d" officeooo:paragraph-rsid="001a4f1d" fo:background-color="#b4c7dc" style:font-size-asian="14pt" style:font-size-complex="14pt"/>
    </style:style>
    <style:style style:name="P23" style:family="paragraph" style:parent-style-name="Standard">
      <style:paragraph-properties fo:text-align="start" style:justify-single-word="false"/>
      <style:text-properties fo:font-size="14pt" officeooo:rsid="001a4f1d" officeooo:paragraph-rsid="002d0139" fo:background-color="#b4c7dc" style:font-size-asian="14pt" style:font-size-complex="14pt"/>
    </style:style>
    <style:style style:name="P24" style:family="paragraph" style:parent-style-name="Standard">
      <style:paragraph-properties fo:text-align="start" style:justify-single-word="false"/>
      <style:text-properties fo:font-size="14pt" officeooo:rsid="001a4f1d" officeooo:paragraph-rsid="002df285" fo:background-color="#b4c7dc" style:font-size-asian="14pt" style:font-size-complex="14pt"/>
    </style:style>
    <style:style style:name="P25" style:family="paragraph" style:parent-style-name="Standard">
      <style:text-properties officeooo:paragraph-rsid="00264390"/>
    </style:style>
    <style:style style:name="P26" style:family="paragraph" style:parent-style-name="Standard">
      <style:text-properties officeooo:paragraph-rsid="0041e5d9"/>
    </style:style>
    <style:style style:name="P27" style:family="paragraph">
      <loext:graphic-properties draw:fill="none"/>
      <style:paragraph-properties fo:text-align="start"/>
      <style:text-properties fo:font-size="18pt"/>
    </style:style>
    <style:style style:name="P28" style:family="paragraph">
      <loext:graphic-properties draw:fill="solid" draw:fill-color="#e1a290"/>
      <style:paragraph-properties fo:text-align="start"/>
    </style:style>
    <style:style style:name="P29" style:family="paragraph">
      <loext:graphic-properties draw:fill="solid" draw:fill-color="#b7877a"/>
      <style:paragraph-properties fo:text-align="start"/>
    </style:style>
    <style:style style:name="P30" style:family="paragraph">
      <loext:graphic-properties draw:fill="solid" draw:fill-color="#642523"/>
      <style:paragraph-properties fo:text-align="start"/>
    </style:style>
    <style:style style:name="T1" style:family="text">
      <style:text-properties fo:font-weight="bold" style:font-weight-asian="bold" style:font-weight-complex="bold"/>
    </style:style>
    <style:style style:name="T2" style:family="text">
      <style:text-properties fo:font-weight="bold" officeooo:rsid="002d0139" style:font-weight-asian="bold" style:font-weight-complex="bold"/>
    </style:style>
    <style:style style:name="T3" style:family="text">
      <style:text-properties fo:font-size="14pt" fo:font-weight="bold" officeooo:rsid="001a4f1d" style:font-size-asian="14pt" style:font-weight-asian="bold" style:font-size-complex="14pt" style:font-weight-complex="bold"/>
    </style:style>
    <style:style style:name="T4" style:family="text">
      <style:text-properties fo:font-size="14pt" fo:font-weight="bold" officeooo:rsid="001ec585" style:font-size-asian="14pt" style:font-weight-asian="bold" style:font-size-complex="14pt" style:font-weight-complex="bold"/>
    </style:style>
    <style:style style:name="T5" style:family="text">
      <style:text-properties fo:font-size="14pt" fo:font-weight="bold" officeooo:rsid="00233d3a" style:font-size-asian="14pt" style:font-weight-asian="bold" style:font-size-complex="14pt" style:font-weight-complex="bold"/>
    </style:style>
    <style:style style:name="T6" style:family="text">
      <style:text-properties fo:font-size="14pt" fo:font-weight="normal" officeooo:rsid="001ec585" style:font-size-asian="14pt" style:font-weight-asian="normal" style:font-size-complex="14pt" style:font-weight-complex="normal"/>
    </style:style>
    <style:style style:name="T7" style:family="text">
      <style:text-properties fo:font-size="14pt" fo:font-weight="normal" officeooo:rsid="00227414" style:font-size-asian="14pt" style:font-weight-asian="normal" style:font-size-complex="14pt" style:font-weight-complex="normal"/>
    </style:style>
    <style:style style:name="T8" style:family="text">
      <style:text-properties fo:font-size="14pt" fo:font-weight="normal" officeooo:rsid="00233d3a" style:font-size-asian="14pt" style:font-weight-asian="normal" style:font-size-complex="14pt" style:font-weight-complex="normal"/>
    </style:style>
    <style:style style:name="T9" style:family="text">
      <style:text-properties fo:font-size="14pt" fo:font-weight="normal" officeooo:rsid="002fd0a9" style:font-size-asian="14pt" style:font-weight-asian="normal" style:font-size-complex="14pt" style:font-weight-complex="normal"/>
    </style:style>
    <style:style style:name="T10" style:family="text">
      <style:text-properties fo:font-size="14pt" fo:font-weight="normal" officeooo:rsid="00335d55" style:font-size-asian="14pt" style:font-weight-asian="normal" style:font-size-complex="14pt" style:font-weight-complex="normal"/>
    </style:style>
    <style:style style:name="T11" style:family="text">
      <style:text-properties fo:font-size="14pt" fo:font-weight="normal" officeooo:rsid="00354122" style:font-size-asian="14pt" style:font-weight-asian="normal" style:font-size-complex="14pt" style:font-weight-complex="normal"/>
    </style:style>
    <style:style style:name="T12" style:family="text">
      <style:text-properties fo:font-size="14pt" fo:font-weight="normal" officeooo:rsid="0036cf65" style:font-size-asian="14pt" style:font-weight-asian="normal" style:font-size-complex="14pt" style:font-weight-complex="normal"/>
    </style:style>
    <style:style style:name="T13" style:family="text">
      <style:text-properties fo:font-size="14pt" fo:font-weight="normal" officeooo:rsid="0036d164" style:font-size-asian="14pt" style:font-weight-asian="normal" style:font-size-complex="14pt" style:font-weight-complex="normal"/>
    </style:style>
    <style:style style:name="T14" style:family="text">
      <style:text-properties fo:font-size="14pt" fo:font-weight="normal" officeooo:rsid="00385e80" style:font-size-asian="14pt" style:font-weight-asian="normal" style:font-size-complex="14pt" style:font-weight-complex="normal"/>
    </style:style>
    <style:style style:name="T15" style:family="text">
      <style:text-properties fo:font-size="14pt" fo:font-weight="normal" officeooo:rsid="003ab53c" style:font-size-asian="14pt" style:font-weight-asian="normal" style:font-size-complex="14pt" style:font-weight-complex="normal"/>
    </style:style>
    <style:style style:name="T16" style:family="text">
      <style:text-properties fo:font-size="14pt" fo:font-weight="normal" officeooo:rsid="00396597" style:font-size-asian="14pt" style:font-weight-asian="normal" style:font-size-complex="14pt" style:font-weight-complex="normal"/>
    </style:style>
    <style:style style:name="T17" style:family="text">
      <style:text-properties fo:font-size="14pt" fo:font-weight="normal" officeooo:rsid="003be070" style:font-size-asian="14pt" style:font-weight-asian="normal" style:font-size-complex="14pt" style:font-weight-complex="normal"/>
    </style:style>
    <style:style style:name="T18" style:family="text">
      <style:text-properties fo:font-size="14pt" fo:font-weight="normal" officeooo:rsid="0045c364" style:font-size-asian="14pt" style:font-weight-asian="normal" style:font-size-complex="14pt" style:font-weight-complex="normal"/>
    </style:style>
    <style:style style:name="T19" style:family="text">
      <style:text-properties fo:font-size="14pt" fo:font-weight="normal" officeooo:rsid="004c9cee" style:font-size-asian="14pt" style:font-weight-asian="normal" style:font-size-complex="14pt" style:font-weight-complex="normal"/>
    </style:style>
    <style:style style:name="T20" style:family="text">
      <style:text-properties fo:font-size="14pt" fo:font-weight="normal" officeooo:rsid="0054bdc0" style:font-size-asian="14pt" style:font-weight-asian="normal" style:font-size-complex="14pt" style:font-weight-complex="normal"/>
    </style:style>
    <style:style style:name="T21" style:family="text">
      <style:text-properties fo:font-size="14pt" fo:font-weight="normal" officeooo:rsid="001a4f1d" fo:background-color="#b4c7dc" loext:char-shading-value="0" style:font-size-asian="14pt" style:font-weight-asian="normal" style:font-size-complex="14pt" style:font-weight-complex="normal"/>
    </style:style>
    <style:style style:name="T22" style:family="text">
      <style:text-properties fo:font-size="14pt" fo:font-weight="normal" officeooo:rsid="0041c9e5" fo:background-color="#b4c7dc" loext:char-shading-value="0" style:font-size-asian="14pt" style:font-weight-asian="normal" style:font-size-complex="14pt" style:font-weight-complex="normal"/>
    </style:style>
    <style:style style:name="T23" style:family="text">
      <style:text-properties fo:font-size="14pt" fo:font-weight="normal" officeooo:rsid="0041e5d9" fo:background-color="#b4c7dc" loext:char-shading-value="0" style:font-size-asian="14pt" style:font-weight-asian="normal" style:font-size-complex="14pt" style:font-weight-complex="normal"/>
    </style:style>
    <style:style style:name="T24" style:family="text">
      <style:text-properties fo:font-size="14pt" fo:font-weight="normal" officeooo:rsid="00444460" fo:background-color="#b4c7dc" loext:char-shading-value="0" style:font-size-asian="14pt" style:font-weight-asian="normal" style:font-size-complex="14pt" style:font-weight-complex="normal"/>
    </style:style>
    <style:style style:name="T25" style:family="text">
      <style:text-properties fo:font-size="14pt" officeooo:rsid="001a4f1d" style:font-size-asian="14pt" style:font-size-complex="14pt"/>
    </style:style>
    <style:style style:name="T26" style:family="text">
      <style:text-properties fo:font-size="14pt" officeooo:rsid="0029276c" style:font-size-asian="14pt" style:font-size-complex="14pt"/>
    </style:style>
    <style:style style:name="T27" style:family="text">
      <style:text-properties officeooo:rsid="0029276c"/>
    </style:style>
    <style:style style:name="T28" style:family="text">
      <style:text-properties officeooo:rsid="002df285"/>
    </style:style>
    <style:style style:name="T29" style:family="text">
      <style:text-properties officeooo:rsid="003b401e"/>
    </style:style>
    <style:style style:name="T30" style:family="text">
      <style:text-properties officeooo:rsid="0041c9e5"/>
    </style:style>
    <style:style style:name="T31" style:family="text">
      <style:text-properties officeooo:rsid="00233d3a"/>
    </style:style>
    <style:style style:name="T32" style:family="text">
      <style:text-properties officeooo:rsid="004e3a99"/>
    </style:style>
    <style:style style:name="T33" style:family="text">
      <style:text-properties officeooo:rsid="004ffe44"/>
    </style:style>
    <style:style style:name="T34" style:family="text">
      <style:text-properties officeooo:rsid="0050b6ab"/>
    </style: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draw:stroke-linejoin="miter" draw:fill="solid" draw:fill-color="#e1a290" draw:textarea-vertical-align="top" draw:auto-grow-height="false" draw:fit-to-size="false" style:shrink-to-fit="false" fo:min-height="1.016cm" fo:min-width="0.273cm" fo:padding-top="0.125cm" fo:padding-bottom="0.125cm" fo:padding-left="0.25cm" fo:padding-right="0.25cm" fo:wrap-option="wrap" style:run-through="foreground"/>
    </style:style>
    <style:style style:name="gr4" style:family="graphic">
      <style:graphic-properties draw:stroke="none" svg:stroke-width="0cm" draw:stroke-linejoin="miter" draw:fill="solid" draw:fill-color="#e1a290" draw:textarea-vertical-align="top" draw:auto-grow-height="false" draw:fit-to-size="false" style:shrink-to-fit="false" fo:min-height="1.048cm" fo:min-width="0cm" fo:padding-top="0.125cm" fo:padding-bottom="0.125cm" fo:padding-left="0.25cm" fo:padding-right="0.25cm" fo:wrap-option="wrap" style:run-through="foreground"/>
    </style:style>
    <style:style style:name="gr5" style:family="graphic">
      <style:graphic-properties draw:stroke="none" svg:stroke-width="0cm" draw:stroke-linejoin="miter" draw:fill="solid" draw:fill-color="#e1a290" draw:textarea-vertical-align="top" draw:auto-grow-height="false" draw:fit-to-size="false" style:shrink-to-fit="false" fo:min-height="1.046cm" fo:min-width="0cm" fo:padding-top="0.125cm" fo:padding-bottom="0.125cm" fo:padding-left="0.25cm" fo:padding-right="0.25cm" fo:wrap-option="wrap" style:run-through="foreground"/>
    </style:style>
    <style:style style:name="gr6" style:family="graphic">
      <style:graphic-properties draw:stroke="none" svg:stroke-width="0cm" draw:stroke-linejoin="miter" draw:fill="solid" draw:fill-color="#b7877a" draw:textarea-vertical-align="top" draw:auto-grow-height="false" draw:fit-to-size="false" style:shrink-to-fit="false" fo:min-height="0.085cm" fo:min-width="0cm" fo:padding-top="0.125cm" fo:padding-bottom="0.125cm" fo:padding-left="0.25cm" fo:padding-right="0.25cm" fo:wrap-option="wrap" style:run-through="foreground"/>
    </style:style>
    <style:style style:name="gr7" style:family="graphic">
      <style:graphic-properties draw:stroke="none" svg:stroke-width="0cm" draw:stroke-linejoin="miter" draw:fill="solid" draw:fill-color="#b7877a" draw:textarea-vertical-align="top" draw:auto-grow-height="false" draw:fit-to-size="false" style:shrink-to-fit="false" fo:min-height="0.032cm" fo:min-width="0cm" fo:padding-top="0.125cm" fo:padding-bottom="0.125cm" fo:padding-left="0.25cm" fo:padding-right="0.25cm" fo:wrap-option="wrap" style:run-through="foreground"/>
    </style:style>
    <style:style style:name="gr8" style:family="graphic">
      <style:graphic-properties draw:stroke="none" svg:stroke-width="0cm" draw:stroke-linejoin="miter" draw:fill="solid" draw:fill-color="#b7877a" draw:textarea-vertical-align="top" draw:auto-grow-height="false" draw:fit-to-size="false" style:shrink-to-fit="false" fo:min-height="0.162cm" fo:min-width="0cm" fo:padding-top="0.125cm" fo:padding-bottom="0.125cm" fo:padding-left="0.25cm" fo:padding-right="0.25cm" fo:wrap-option="wrap" style:run-through="foreground"/>
    </style:style>
    <style:style style:name="gr9" style:family="graphic">
      <style:graphic-properties draw:stroke="none" svg:stroke-width="0cm" draw:stroke-linejoin="miter" draw:fill="solid" draw:fill-color="#b7877a" draw:textarea-vertical-align="top" draw:auto-grow-height="false" draw:fit-to-size="false" style:shrink-to-fit="false" fo:min-height="0.196cm" fo:min-width="0cm" fo:padding-top="0.125cm" fo:padding-bottom="0.125cm" fo:padding-left="0.25cm" fo:padding-right="0.25cm" fo:wrap-option="wrap" style:run-through="foreground"/>
    </style:style>
    <style:style style:name="gr10" style:family="graphic">
      <style:graphic-properties draw:stroke="none" svg:stroke-width="0cm" draw:stroke-linejoin="miter" draw:fill="solid" draw:fill-color="#b7877a" draw:textarea-vertical-align="top" draw:auto-grow-height="false" draw:fit-to-size="false" style:shrink-to-fit="false" fo:min-height="0.111cm" fo:min-width="0cm" fo:padding-top="0.125cm" fo:padding-bottom="0.125cm" fo:padding-left="0.25cm" fo:padding-right="0.25cm" fo:wrap-option="wrap" style:run-through="foreground"/>
    </style:style>
    <style:style style:name="gr11" style:family="graphic">
      <style:graphic-properties draw:stroke="none" svg:stroke-width="0cm" draw:stroke-linejoin="miter" draw:fill="solid" draw:fill-color="#b7877a" draw:textarea-vertical-align="top" draw:auto-grow-height="false" draw:fit-to-size="false" style:shrink-to-fit="false" fo:min-height="0.143cm" fo:min-width="0cm" fo:padding-top="0.125cm" fo:padding-bottom="0.125cm" fo:padding-left="0.25cm" fo:padding-right="0.25cm" fo:wrap-option="wrap" style:run-through="foreground"/>
    </style:style>
    <style:style style:name="gr12" style:family="graphic">
      <style:graphic-properties draw:stroke="none" svg:stroke-width="0cm" draw:stroke-linejoin="miter" draw:fill="solid" draw:fill-color="#b7877a" draw:textarea-vertical-align="top" draw:auto-grow-height="false" draw:fit-to-size="false" style:shrink-to-fit="false" fo:min-height="0.123cm" fo:min-width="0cm" fo:padding-top="0.125cm" fo:padding-bottom="0.125cm" fo:padding-left="0.25cm" fo:padding-right="0.25cm" fo:wrap-option="wrap" style:run-through="foreground"/>
    </style:style>
    <style:style style:name="gr13" style:family="graphic">
      <style:graphic-properties draw:stroke="none" svg:stroke-width="0cm" draw:stroke-linejoin="miter" draw:fill="solid" draw:fill-color="#b7877a" draw:textarea-vertical-align="top" draw:auto-grow-height="false" draw:fit-to-size="false" style:shrink-to-fit="false" fo:min-height="0.072cm" fo:min-width="0cm" fo:padding-top="0.125cm" fo:padding-bottom="0.125cm" fo:padding-left="0.25cm" fo:padding-right="0.25cm" fo:wrap-option="wrap" style:run-through="foreground"/>
    </style:style>
    <style:style style:name="gr14" style:family="graphic">
      <style:graphic-properties draw:stroke="none" svg:stroke-width="0cm" draw:stroke-linejoin="miter" draw:fill="solid" draw:fill-color="#b7877a" draw:textarea-vertical-align="top" draw:auto-grow-height="false" draw:fit-to-size="false" style:shrink-to-fit="false" fo:min-height="0.019cm" fo:min-width="0cm" fo:padding-top="0.125cm" fo:padding-bottom="0.125cm" fo:padding-left="0.25cm" fo:padding-right="0.25cm" fo:wrap-option="wrap" style:run-through="foreground"/>
    </style:style>
    <style:style style:name="gr15" style:family="graphic">
      <style:graphic-properties draw:stroke="none" svg:stroke-width="0cm" draw:stroke-linejoin="miter" draw:fill="solid" draw:fill-color="#b7877a" draw:textarea-vertical-align="top" draw:auto-grow-height="false" draw:fit-to-size="false" style:shrink-to-fit="false" fo:min-height="0cm" fo:min-width="0cm" fo:padding-top="0.125cm" fo:padding-bottom="0.125cm" fo:padding-left="0.25cm" fo:padding-right="0.25cm" fo:wrap-option="wrap" style:run-through="foreground"/>
    </style:style>
    <style:style style:name="gr16" style:family="graphic">
      <style:graphic-properties draw:stroke="none" svg:stroke-width="0cm" draw:stroke-linejoin="miter" draw:fill="solid" draw:fill-color="#642523" draw:textarea-vertical-align="top" draw:auto-grow-height="false" draw:fit-to-size="false" style:shrink-to-fit="false" fo:min-height="1.707cm" fo:min-width="1.543cm" fo:padding-top="0.125cm" fo:padding-bottom="0.125cm" fo:padding-left="0.25cm" fo:padding-right="0.25cm" fo:wrap-option="wrap" style:run-through="foreground"/>
    </style:style>
    <style:style style:name="gr17" style:family="graphic">
      <style:graphic-properties draw:stroke="none" svg:stroke-width="0cm" draw:stroke-linejoin="miter" draw:fill="solid" draw:fill-color="#b7877a" draw:textarea-vertical-align="top" draw:auto-grow-height="false" draw:fit-to-size="false" style:shrink-to-fit="false" fo:min-height="0.187cm" fo:min-width="0cm" fo:padding-top="0.125cm" fo:padding-bottom="0.125cm" fo:padding-left="0.25cm" fo:padding-right="0.25cm" fo:wrap-option="wrap" style:run-through="foreground"/>
    </style:style>
    <style:style style:name="gr18" style:family="graphic">
      <style:graphic-properties draw:stroke="none" svg:stroke-width="0cm" draw:stroke-linejoin="miter" draw:fill="solid" draw:fill-color="#b7877a" draw:textarea-vertical-align="top" draw:auto-grow-height="false" draw:fit-to-size="false" style:shrink-to-fit="false" fo:min-height="0.189cm" fo:min-width="0cm" fo:padding-top="0.125cm" fo:padding-bottom="0.125cm" fo:padding-left="0.25cm" fo:padding-right="0.25cm" fo:wrap-option="wrap" style:run-through="foreground"/>
    </style:style>
    <style:style style:name="gr19" style:family="graphic">
      <style:graphic-properties draw:stroke="none" svg:stroke-width="0cm" draw:stroke-linejoin="miter" draw:fill="solid" draw:fill-color="#b7877a" draw:textarea-vertical-align="top" draw:auto-grow-height="false" draw:fit-to-size="false" style:shrink-to-fit="false" fo:min-height="0.199cm" fo:min-width="0cm" fo:padding-top="0.125cm" fo:padding-bottom="0.125cm" fo:padding-left="0.25cm" fo:padding-right="0.25cm" fo:wrap-option="wrap" style:run-through="foreground"/>
    </style:style>
    <style:style style:name="gr20" style:family="graphic">
      <style:graphic-properties draw:stroke="none" svg:stroke-width="0cm" draw:stroke-linejoin="miter" draw:fill="solid" draw:fill-color="#642523" draw:textarea-vertical-align="top" draw:auto-grow-height="false" draw:fit-to-size="false" style:shrink-to-fit="false" fo:min-height="0.199cm" fo:min-width="0cm" fo:padding-top="0.125cm" fo:padding-bottom="0.125cm" fo:padding-left="0.25cm" fo:padding-right="0.25cm" fo:wrap-option="wrap" style:run-through="foreground"/>
    </style:style>
    <style:style style:name="gr21" style:family="graphic">
      <style:graphic-properties draw:stroke="none" svg:stroke-width="0cm" draw:stroke-linejoin="miter" draw:fill="solid" draw:fill-color="#642523" draw:textarea-vertical-align="top" draw:auto-grow-height="false" draw:fit-to-size="false" style:shrink-to-fit="false" fo:min-height="0.189cm" fo:min-width="0cm" fo:padding-top="0.125cm" fo:padding-bottom="0.125cm" fo:padding-left="0.25cm" fo:padding-right="0.25cm" fo:wrap-option="wrap" style:run-through="foreground"/>
    </style:style>
    <style:style style:name="gr22" style:family="graphic">
      <style:graphic-properties draw:stroke="none" svg:stroke-width="0cm" draw:stroke-linejoin="miter" draw:fill="solid" draw:fill-color="#642523" draw:textarea-vertical-align="top" draw:auto-grow-height="false" draw:fit-to-size="false" style:shrink-to-fit="false" fo:min-height="0.187cm" fo:min-width="0cm" fo:padding-top="0.125cm" fo:padding-bottom="0.125cm" fo:padding-left="0.25cm" fo:padding-right="0.25cm" fo:wrap-option="wrap" style:run-through="foreground"/>
    </style:style>
    <style:style style:name="gr23" style:family="graphic">
      <style:graphic-properties draw:stroke="none" svg:stroke-width="0cm" draw:stroke-linejoin="miter" draw:fill="solid" draw:fill-color="#642523" draw:textarea-vertical-align="top" draw:auto-grow-height="false" draw:fit-to-size="false" style:shrink-to-fit="false" fo:min-height="0.185cm" fo:min-width="0cm" fo:padding-top="0.125cm" fo:padding-bottom="0.125cm" fo:padding-left="0.25cm" fo:padding-right="0.25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AMEN <text:span text:style-name="T27">2</text:span>ª EVALUACIÓN BASE DE DATOS. 1º DAW</text:p>
      <text:p text:style-name="P5"/>
      <text:p text:style-name="P5"/>
      <text:p text:style-name="P6">Nombre: _______________________________________________</text:p>
      <text:p text:style-name="P6"/>
      <text:p text:style-name="P6"/>
      <text:p text:style-name="P3"><text:span text:style-name="T3">EJERCICIO 1.</text:span><text:span text:style-name="T25"> Dad</text:span><text:span text:style-name="T26">a</text:span><text:span text:style-name="T25"> l</text:span><text:span text:style-name="T26">a</text:span><text:span text:style-name="T25"> </text:span><text:span text:style-name="T26">base de datos “UNIVERSIDAD”</text:span><text:span text:style-name="T25">, </text:span><text:span text:style-name="T26">diseña las instrucciones en MySQL para conseguir las órdenes siguientes:</text:span><text:span text:style-name="T25"> </text:span></text:p>
      <text:p text:style-name="P6"/>
      <text:p text:style-name="P7"><text:span text:style-name="T2">a)</text:span> Devuelve un listado con el primer apellido, segundo apellido y el nombre de todos los alumnos. El listado deberá estar ordenado alfabéticamente de menor a mayor por el primer apellido, segundo apellido y nombre. <text:span text:style-name="T31">(</text:span><text:span text:style-name="T32">0</text:span><text:span text:style-name="T31">,</text:span><text:span text:style-name="T33">3</text:span><text:span text:style-name="T31"> PUNTOS)</text:span></text:p>
      <text:p text:style-name="P6"/>
      <text:p text:style-name="P22">SELECT apellido1, apellido2, nombre</text:p>
      <text:p text:style-name="P22">FROM persona</text:p>
      <text:p text:style-name="P22">Where tipo="Alumno"</text:p>
      <text:p text:style-name="P22">ORDER BY apellido1, apellido2, nombre ASC;</text:p>
      <text:p text:style-name="P6"/>
      <text:p text:style-name="P10"><text:span text:style-name="T1">b)</text:span> Devuelve el listado de profesores que no han dado de alta su número de teléfono en la base de datos y además su nif termina en K. <text:span text:style-name="T31">(</text:span><text:span text:style-name="T32">0</text:span><text:span text:style-name="T31">,</text:span><text:span text:style-name="T33">4</text:span><text:span text:style-name="T31"> PUNTOS)</text:span></text:p>
      <text:p text:style-name="P8"/>
      <text:p text:style-name="P23">SELECT apellido1, apellido2, nombre, telefono, NIF</text:p>
      <text:p text:style-name="P23">FROM persona</text:p>
      <text:p text:style-name="P23">WHERE tipo LIKE "Profesor" and telefono IS NULL and nif LIKE "%k";</text:p>
      <text:p text:style-name="P23"/>
      <text:p text:style-name="P23">SELECT apellido1, apellido2, nombre, telefono, NIF</text:p>
      <text:p text:style-name="P23">FROM persona</text:p>
      <text:p text:style-name="P23">WHERE tipo = "Profesor" and telefono IS NULL and nif LIKE "%k";</text:p>
      <text:p text:style-name="P8"/>
      <text:p text:style-name="P10"><text:span text:style-name="T1">c)</text:span> Devuelve un listado con el nombre de las asignaturas, año de inicio y año de fin del curso escolar del alumno con nif 26902806M. <text:span text:style-name="T31">(</text:span><text:span text:style-name="T32">0</text:span><text:span text:style-name="T31">,</text:span><text:span text:style-name="T33">7</text:span><text:span text:style-name="T31"> PUNTOS)</text:span></text:p>
      <text:p text:style-name="P8"/>
      <text:p text:style-name="P23">SELECT asignatura.nombre,curso_escolar.anyo_inicio, curso_escolar.anyo_fin</text:p>
      <text:p text:style-name="P23">FROM asignatura,curso_escolar,alumno_se_matricula_asignatura,persona</text:p>
      <text:p text:style-name="P23">WHERE asignatura.id=alumno_se_matricula_asignatura.id_asignatura</text:p>
      <text:p text:style-name="P23">AND persona.id=alumno_se_matricula_asignatura.id_alumno </text:p>
      <text:p text:style-name="P23">AND curso_escolar.id=alumno_se_matricula_asignatura.id_curso_escolar</text:p>
      <text:p text:style-name="P23">AND persona.nif="26902806M"</text:p>
      <text:p text:style-name="P23">GROUP BY asignatura.nombre;</text:p>
      <text:p text:style-name="P23"><text:soft-page-break/>SELECT asignatura.nombre,curso_escolar.anyo_inicio, curso_escolar.anyo_fin<text:line-break/>FROM asignatura join ((alumno_se_matricula_asignatura join curso_escolar on curso_escolar.id=alumno_se_matricula_asignatura.id_curso_escolar) join persona on persona.id=alumno_se_matricula_asignatura.id_alumno)<text:line-break/>on asignatura.id=alumno_se_matricula_asignatura.id_asignatura<text:line-break/>where persona.nif="26902806M"<text:line-break/>GROUP BY asignatura.nombre;</text:p>
      <text:p text:style-name="P8"/>
      <text:p text:style-name="P10"><text:span text:style-name="T1">d)</text:span> Devuelve un listado con todos los alumnos (nombre y apellidos) que se han matriculado en alguna asignatura durante el curso escolar 2018/2019, las asignaturas donde se han matriculado y ordenarlos alfabéticamente por nombre del alumno. <text:span text:style-name="T31">(</text:span><text:span text:style-name="T32">0</text:span><text:span text:style-name="T31">,</text:span><text:span text:style-name="T33">7</text:span><text:span text:style-name="T31"> PUNTOS)</text:span></text:p>
      <text:p text:style-name="P8"/>
      <text:p text:style-name="P23">SELECT persona.nombre, persona.apellido1, persona.apellido2, asignatura.nombre,curso_escolar.anyo_inicio,curso_escolar.anyo_fin</text:p>
      <text:p text:style-name="P23">FROM alumno_se_matricula_asignatura,persona,asignatura,curso_escolar</text:p>
      <text:p text:style-name="P23">WHERE alumno_se_matricula_asignatura.id_alumno=persona.id<text:tab/></text:p>
      <text:p text:style-name="P23">AND alumno_se_matricula_asignatura.id_asignatura=asignatura.id</text:p>
      <text:p text:style-name="P23">AND curso_escolar.id=5</text:p>
      <text:p text:style-name="P23">ORDER BY persona.nombre;</text:p>
      <text:p text:style-name="P23"/>
      <text:p text:style-name="P23">SELECT persona.nombre, persona.apellido1, persona.apellido2, asignatura.nombre,curso_escolar.anyo_inicio,curso_escolar.anyo_fin</text:p>
      <text:p text:style-name="P23">FROM alumno_se_matricula_asignatura,persona,asignatura,curso_escolar</text:p>
      <text:p text:style-name="P23">WHERE alumno_se_matricula_asignatura.id_alumno=persona.id<text:tab/></text:p>
      <text:p text:style-name="P23">AND alumno_se_matricula_asignatura.id_asignatura=asignatura.id</text:p>
      <text:p text:style-name="P23">AND curso_escolar.anyo_inicio=2018 AND curso_escolar.anyo_FIN=2019</text:p>
      <text:p text:style-name="P23">ORDER BY persona.nombre;</text:p>
      <text:p text:style-name="P8"/>
      <text:p text:style-name="P10"><text:span text:style-name="T1">e)</text:span> Devuelve el número total de alumnas que hay. <text:span text:style-name="T31">(</text:span><text:span text:style-name="T32">0</text:span><text:span text:style-name="T31">,</text:span><text:span text:style-name="T33">4</text:span><text:span text:style-name="T31"> PUNTOS)</text:span></text:p>
      <text:p text:style-name="P8"/>
      <text:p text:style-name="P23">SELECT COUNT(*) as "Total Alumn<text:span text:style-name="T33">a</text:span>s"</text:p>
      <text:p text:style-name="P23">FROM persona</text:p>
      <text:p text:style-name="P23">WHERE tipo LIKE "alumno" and sexo LIKE "M";</text:p>
      <text:p text:style-name="P8"/>
      <text:p text:style-name="P9"><text:span text:style-name="T1">f)</text:span> Calcula cuántos profesores hay en cada departamento. El resultado sólo debe mostrar dos columnas, una con el nombre del departamento y otra con el número de profesores que hay en ese departamento. El resultado sólo debe incluir los <text:soft-page-break/>departamentos que tienen profesores asociados y deberá estar ordenado de mayor a menor por el número de profesores. <text:span text:style-name="T31">(</text:span><text:span text:style-name="T32">0</text:span><text:span text:style-name="T31">,</text:span><text:span text:style-name="T33">7</text:span><text:span text:style-name="T31"> PUNTOS)</text:span></text:p>
      <text:p text:style-name="P8"/>
      <text:p text:style-name="P23">SELECT departamento.nombre, COUNT(profesor.id_departamento) as "Numero Profesores"</text:p>
      <text:p text:style-name="P23">FROM departamento,profesor</text:p>
      <text:p text:style-name="P23">WHERE departamento.id=profesor.id_departamento</text:p>
      <text:p text:style-name="P23">GROUP BY departamento.nombre</text:p>
      <text:p text:style-name="P23">ORDER BY COUNT(profesor.id_departamento) DESC;</text:p>
      <text:p text:style-name="P8"/>
      <text:p text:style-name="P9"><text:span text:style-name="T1">g)</text:span> Devuelve un listado con el número de asignaturas que imparte cada profesor. El listado debe tener en cuenta aquellos profesores que no imparten ninguna asignatura. El resultado mostrará cinco columnas: id, nombre, primer apellido, segundo apellido y número de asignaturas. El resultado estará ordenado de mayor a menor por el número de asignaturas. <text:span text:style-name="T31">(</text:span><text:span text:style-name="T32">0</text:span><text:span text:style-name="T31">,</text:span><text:span text:style-name="T33">7</text:span><text:span text:style-name="T31"> PUNTOS)</text:span></text:p>
      <text:p text:style-name="P8"/>
      <text:p text:style-name="P23">SELECT persona.id, persona.nombre, persona.apellido1, persona.apellido2, count(asignatura.id_profesor) AS NumAsig<text:line-break/>FROM persona left JOIN asignatura<text:line-break/>ON persona.id=asignatura.id_profesor<text:line-break/>where persona.tipo like 'profesor'<text:line-break/>GROUP BY persona.id<text:line-break/>ORDER BY count(asignatura.id_profesor) desc;</text:p>
      <text:p text:style-name="P8"/>
      <text:p text:style-name="P9"><text:span text:style-name="T1">h)</text:span> Devuelve un listado con el nombre de todos los grados existentes en la base de datos y el número de asignaturas que tiene cada uno, de los grados que tengan más de 40 asignaturas asociadas. <text:span text:style-name="T31">(</text:span><text:span text:style-name="T32">0</text:span><text:span text:style-name="T31">,</text:span><text:span text:style-name="T33">7</text:span><text:span text:style-name="T31"> PUNTOS)</text:span></text:p>
      <text:p text:style-name="P8"/>
      <text:p text:style-name="P23">SELECT grado.nombre, COUNT(asignatura.id_grado) as NumAsig</text:p>
      <text:p text:style-name="P23">FROM grado, asignatura</text:p>
      <text:p text:style-name="P23">WHERE grado.id=asignatura.id_grado</text:p>
      <text:p text:style-name="P23">GROUP BY grado.nombre</text:p>
      <text:p text:style-name="P23">HAVING COUNT(asignatura.id_grado)&gt;40;</text:p>
      <text:p text:style-name="P8"/>
      <text:p text:style-name="P9"><text:span text:style-name="T1">i)</text:span> Calcula cuántos alumnos nacieron en 1999. <text:span text:style-name="T31">(</text:span><text:span text:style-name="T32">0</text:span><text:span text:style-name="T31">,</text:span><text:span text:style-name="T33">4</text:span><text:span text:style-name="T31"> PUNTOS)</text:span></text:p>
      <text:p text:style-name="P8"/>
      <text:p text:style-name="P23">SELECT COUNT(*) </text:p>
      <text:p text:style-name="P23">FROM persona</text:p>
      <text:p text:style-name="P23"><text:soft-page-break/>WHERE persona.tipo="alumno" and persona.fecha_nacimiento&gt;='1999-01-01' and persona.fecha_nacimiento&lt;='1999-12-31';</text:p>
      <text:p text:style-name="P23"/>
      <text:p text:style-name="P23">SELECT COUNT(*) </text:p>
      <text:p text:style-name="P23">FROM persona</text:p>
      <text:p text:style-name="P23">WHERE persona.tipo="alumno" and YEAR(persona.fecha_nacimiento)=1999;</text:p>
      <text:p text:style-name="P8"/>
      <text:p text:style-name="P9"><text:span text:style-name="T1">j)</text:span> Devuelve todos los datos del alumno más joven. Sin utilizar LIMIT. <text:span text:style-name="T31">(</text:span><text:span text:style-name="T32">0</text:span><text:span text:style-name="T31">,</text:span><text:span text:style-name="T33">7</text:span><text:span text:style-name="T31"> PUNTOS)</text:span></text:p>
      <text:p text:style-name="P8"/>
      <text:p text:style-name="P23">SELECT *</text:p>
      <text:p text:style-name="P23">FROM persona </text:p>
      <text:p text:style-name="P23">WHERE tipo="alumno"</text:p>
      <text:p text:style-name="P23">AND persona.fecha_nacimiento&gt;=ALL(Select persona.fecha_nacimiento from persona where persona.tipo="alumno");</text:p>
      <text:p text:style-name="P8"/>
      <text:p text:style-name="P9"><text:span text:style-name="T1">k)</text:span> <text:span text:style-name="T28">A</text:span>greg<text:span text:style-name="T28">u</text:span>e a la asignatura biorreactores el profesor cuyo apellido es Fahey. Debes de utilizar diferentes tablas <text:span text:style-name="T28">para sacar los datos </text:span><text:span text:style-name="T29">(n</text:span><text:span text:style-name="T28">o se puede consultar las tablas manualmente para verlos</text:span><text:span text:style-name="T29">)</text:span><text:span text:style-name="T28">. </text:span><text:span text:style-name="T34">Después vuélvalo a dejar como estaba.</text:span><text:span text:style-name="T28"> </text:span><text:span text:style-name="T31">(</text:span><text:span text:style-name="T32">0</text:span><text:span text:style-name="T31">,</text:span><text:span text:style-name="T33">7</text:span><text:span text:style-name="T31"> PUNTOS)</text:span></text:p>
      <text:p text:style-name="P8"/>
      <text:p text:style-name="P23">update asignatura</text:p>
      <text:p text:style-name="P23">set id_profesor=(SELECT persona.id FROM persona WHERE persona.apellido1 like "Fahey")</text:p>
      <text:p text:style-name="P23">Where asignatura.nombre="Biorreactores";</text:p>
      <text:p text:style-name="P23"/>
      <text:p text:style-name="P23">update asignatura</text:p>
      <text:p text:style-name="P23">set id_profesor= NULL</text:p>
      <text:p text:style-name="P23">Where asignatura.nombre="Biorreactores";</text:p>
      <text:p text:style-name="P8"/>
      <text:p text:style-name="P12"><text:span text:style-name="T1">l)</text:span> Devuelve un listado con todos los departamentos que no han impartido asignaturas en ningún curso escolar. <text:span text:style-name="T31">(</text:span><text:span text:style-name="T32">0</text:span><text:span text:style-name="T31">,</text:span><text:span text:style-name="T33">4</text:span><text:span text:style-name="T31"> PUNTOS)</text:span></text:p>
      <text:p text:style-name="P11"/>
      <text:p text:style-name="P24">select departamento.nombre</text:p>
      <text:p text:style-name="P24">from departamento</text:p>
      <text:p text:style-name="P24">where departamento.id not in (select profesor.id_departamento from profesor, asignatura where profesor.id_profesor=asignatura.id_profesor);</text:p>
      <text:p text:style-name="P11"/>
      <text:p text:style-name="P11"><text:span text:style-name="T1">m)</text:span> Mostrar el departamento, los profesores (mostrar id) que imparten las asignaturas,</text:p>
      <text:p text:style-name="P12">los alumnos matriculados (mostrar el nombre) y el curso escolar (fecha inicio y fecha fin). Ordenar los resultados por nombre del alumno. <text:span text:style-name="T31">(</text:span><text:span text:style-name="T32">0</text:span><text:span text:style-name="T31">,</text:span><text:span text:style-name="T33">7</text:span><text:span text:style-name="T31"> PUNTOS)</text:span></text:p>
      <text:p text:style-name="P11"><text:soft-page-break/></text:p>
      <text:p text:style-name="P24">SELECT persona.nombre as ALUMNO, departamento.nombre, asignatura.id,asignatura.nombre, asignatura.curso, profesor.id_profesor, curso_escolar.anyo_inicio,curso_escolar.anyo_fin</text:p>
      <text:p text:style-name="P24"><text:s/>FROM departamento, profesor, asignatura, alumno_se_matricula_asignatura,curso_escolar,persona</text:p>
      <text:p text:style-name="P24"><text:s text:c="5"/>WHERE departamento.id=profesor.id_departamento</text:p>
      <text:p text:style-name="P24"><text:s/>AND asignatura.id_profesor=profesor.id_profesor</text:p>
      <text:p text:style-name="P24"><text:s/>AND asignatura.id=alumno_se_matricula_asignatura.id_asignatura</text:p>
      <text:p text:style-name="P24"><text:s/>AND asignatura.curso=curso_escolar.id</text:p>
      <text:p text:style-name="P24"><text:s text:c="18"/>AND alumno_se_matricula_asignatura.id_curso_escolar=curso_escolar.id</text:p>
      <text:p text:style-name="P24"><text:s text:c="30"/>AND alumno_se_matricula_asignatura.id_alumno=persona.id</text:p>
      <text:p text:style-name="P24"><text:s text:c="30"/>AND persona.tipo LIKE "alumno"</text:p>
      <text:p text:style-name="P24"><text:s text:c="30"/>ORDER BY persona.NOMBRE;</text:p>
      <text:p text:style-name="P13"/>
      <text:p text:style-name="P13"/>
      <text:p text:style-name="P2"><text:span text:style-name="T3">EJERCICIO </text:span><text:span text:style-name="T4">2</text:span><text:span text:style-name="T3">. </text:span><text:span text:style-name="T7"><text:s/></text:span><text:span text:style-name="T9">Realiza la siguiente transacción con los pasos correspondientes para que cada vez que se cree una asignatura, también se cree el grado correspondiente (siempre que no exista en la base de datos)</text:span><text:span text:style-name="T6">. </text:span><text:span text:style-name="T8">(1,5 PUNTOS)</text:span></text:p>
      <text:p text:style-name="P20"/>
      <text:p text:style-name="P14">• Desactive la autocommit.</text:p>
      <text:p text:style-name="P14">• Configure las siguientes transacciones para que sean Serializable, de forma global.</text:p>
      <text:p text:style-name="P2"><text:span text:style-name="T9">• Bloquee las tablas </text:span><text:span text:style-name="T10">asignatura</text:span><text:span text:style-name="T9"> y </text:span><text:span text:style-name="T10">grado</text:span><text:span text:style-name="T9"> para </text:span><text:span text:style-name="T10">escri</text:span><text:span text:style-name="T9">tura, y para </text:span><text:span text:style-name="T10">lec</text:span><text:span text:style-name="T9">tura </text:span><text:span text:style-name="T13">curso_escolar</text:span><text:span text:style-name="T9">.</text:span></text:p>
      <text:p text:style-name="P14">• Inicia la transacción.</text:p>
      <text:p text:style-name="P2"><text:span text:style-name="T9">• Crea las sentencias SQL que sea necesario para reflejar en la base de datos que </text:span><text:span text:style-name="T10">se crea la asignatura ‘Gestión de BD’ (6 creditos, obligatoria, curso 2018/2019, 2º cuatrimestre, </text:span><text:span text:style-name="T11">sin profesor asignado y del grado ‘Grado en Informática’). </text:span><text:span text:style-name="T19">Crear también el grado correspondiente</text:span><text:span text:style-name="T12">. Utilizar los datos que se dan para crear la asignatura.</text:span></text:p>
      <text:p text:style-name="P14">• Haga un commit.</text:p>
      <text:p text:style-name="P14">• Desbloquee las tablas.</text:p>
      <text:p text:style-name="P20"/>
      <text:p text:style-name="P16"><text:span text:style-name="T30">s</text:span>et autocommit = 0;</text:p>
      <text:p text:style-name="P16"/>
      <text:p text:style-name="P16">use <text:span text:style-name="T30">universidad</text:span>;</text:p>
      <text:p text:style-name="P16"/>
      <text:p text:style-name="P16">set global transaction isolation level Serializable;</text:p>
      <text:p text:style-name="P16"/>
      <text:p text:style-name="P16">lock tables </text:p>
      <text:p text:style-name="P2"><text:soft-page-break/><text:span text:style-name="T21"><text:s text:c="2"/>c</text:span><text:span text:style-name="T22">urso_escolar</text:span><text:span text:style-name="T21"> read,</text:span></text:p>
      <text:p text:style-name="P2"><text:span text:style-name="T21"><text:s text:c="2"/></text:span><text:span text:style-name="T22">asignatura</text:span><text:span text:style-name="T21"> write,</text:span></text:p>
      <text:p text:style-name="P2"><text:span text:style-name="T21"><text:s text:c="2"/></text:span><text:span text:style-name="T22">grado</text:span><text:span text:style-name="T21"> write;</text:span></text:p>
      <text:p text:style-name="P20"/>
      <text:p text:style-name="P16">start transaction;</text:p>
      <text:p text:style-name="P16"/>
      <text:p text:style-name="P19">insert into grado values (null, 'Grado en Informática');<text:line-break/>insert into asignatura values (null, 'Gestión de BD', 6, 'obligatoria', (select curso_escolar.id from curso_escolar where anyo_inicio=2018), 2, null, (select grado.id from grado where grado.nombre='Grado en Informática'));</text:p>
      <text:p text:style-name="P17"/>
      <text:p text:style-name="P16">commit;</text:p>
      <text:p text:style-name="P16"/>
      <text:p text:style-name="P16">Unlock TABLES;</text:p>
      <text:p text:style-name="P21"/>
      <text:p text:style-name="P4"><text:span text:style-name="T3">EJERCICIO </text:span><text:span text:style-name="T5">3</text:span><text:span text:style-name="T3">. </text:span><text:span text:style-name="T13">Diseñar</text:span><text:span text:style-name="T9"> una vista </text:span><text:span text:style-name="T13">de nombre basicas_por_departamento_grado</text:span><text:span text:style-name="T14"> que muestre el n</text:span><text:span text:style-name="T15">ombre</text:span><text:span text:style-name="T14"> de </text:span><text:span text:style-name="T15">los</text:span><text:span text:style-name="T14"> departamento, </text:span><text:span text:style-name="T18">el nombre del grado </text:span><text:span text:style-name="T15">y de las asignaturas </text:span><text:span text:style-name="T20">básic</text:span><text:span text:style-name="T17">as </text:span><text:span text:style-name="T15">asignadas, </text:span><text:span text:style-name="T14">ordenad</text:span><text:span text:style-name="T15">a</text:span><text:span text:style-name="T14">s por </text:span><text:span text:style-name="T16">nombre del departamento y por nombre de las asignaturas</text:span><text:span text:style-name="T8">. (1 PUNTO)</text:span></text:p>
      <text:p text:style-name="P25"/>
      <text:p text:style-name="P26"><text:span text:style-name="T22">create or replace view </text:span><text:span text:style-name="T24">basic</text:span><text:span text:style-name="T23">as_por_departamento_</text:span><text:span text:style-name="T24">grado</text:span><text:span text:style-name="T22"> as</text:span></text:p>
      <text:p text:style-name="P18"><text:s text:c="3"/>select departamento.nombre as "Departamento", asignatura.nombre as "Asignatura", grado.nombre as "Grado"<text:line-break/>from departamento, asignatura, profesor, grado<text:line-break/>where departamento.id=profesor.id_departamento and asignatura.id_grado=grado.id and profesor.id_profesor=asignatura.id_profesor and asignatura.tipo like 'basica'<text:line-break/> <text:s/>order <text:s/>by 1,2 asc;</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a4f1d"/>
    </style:style>
    <style:style style:name="MP2" style:family="paragraph">
      <loext:graphic-properties draw:fill="none"/>
      <style:paragraph-properties fo:text-align="start"/>
      <style:text-properties fo:font-size="18pt"/>
    </style:style>
    <style:style style:name="MP3" style:family="paragraph">
      <loext:graphic-properties draw:fill="solid" draw:fill-color="#e1a290"/>
      <style:paragraph-properties fo:text-align="start"/>
    </style:style>
    <style:style style:name="MP4" style:family="paragraph">
      <loext:graphic-properties draw:fill="solid" draw:fill-color="#b7877a"/>
      <style:paragraph-properties fo:text-align="start"/>
    </style:style>
    <style:style style:name="MP5" style:family="paragraph">
      <loext:graphic-properties draw:fill="solid" draw:fill-color="#642523"/>
      <style:paragraph-properties fo:text-align="star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Mgr3" style:family="graphic">
      <style:graphic-properties draw:stroke="none" svg:stroke-width="0cm" draw:stroke-linejoin="miter" draw:fill="solid" draw:fill-color="#e1a290" draw:textarea-vertical-align="top" draw:auto-grow-height="false" draw:fit-to-size="false" style:shrink-to-fit="false" fo:min-height="1.016cm" fo:min-width="0.273cm" fo:padding-top="0.125cm" fo:padding-bottom="0.125cm" fo:padding-left="0.25cm" fo:padding-right="0.25cm" fo:wrap-option="wrap" style:run-through="foreground"/>
    </style:style>
    <style:style style:name="Mgr4" style:family="graphic">
      <style:graphic-properties draw:stroke="none" svg:stroke-width="0cm" draw:stroke-linejoin="miter" draw:fill="solid" draw:fill-color="#e1a290" draw:textarea-vertical-align="top" draw:auto-grow-height="false" draw:fit-to-size="false" style:shrink-to-fit="false" fo:min-height="1.048cm" fo:min-width="0cm" fo:padding-top="0.125cm" fo:padding-bottom="0.125cm" fo:padding-left="0.25cm" fo:padding-right="0.25cm" fo:wrap-option="wrap" style:run-through="foreground"/>
    </style:style>
    <style:style style:name="Mgr5" style:family="graphic">
      <style:graphic-properties draw:stroke="none" svg:stroke-width="0cm" draw:stroke-linejoin="miter" draw:fill="solid" draw:fill-color="#e1a290" draw:textarea-vertical-align="top" draw:auto-grow-height="false" draw:fit-to-size="false" style:shrink-to-fit="false" fo:min-height="1.046cm" fo:min-width="0cm" fo:padding-top="0.125cm" fo:padding-bottom="0.125cm" fo:padding-left="0.25cm" fo:padding-right="0.25cm" fo:wrap-option="wrap" style:run-through="foreground"/>
    </style:style>
    <style:style style:name="Mgr6" style:family="graphic">
      <style:graphic-properties draw:stroke="none" svg:stroke-width="0cm" draw:stroke-linejoin="miter" draw:fill="solid" draw:fill-color="#b7877a" draw:textarea-vertical-align="top" draw:auto-grow-height="false" draw:fit-to-size="false" style:shrink-to-fit="false" fo:min-height="0.085cm" fo:min-width="0cm" fo:padding-top="0.125cm" fo:padding-bottom="0.125cm" fo:padding-left="0.25cm" fo:padding-right="0.25cm" fo:wrap-option="wrap" style:run-through="foreground"/>
    </style:style>
    <style:style style:name="Mgr7" style:family="graphic">
      <style:graphic-properties draw:stroke="none" svg:stroke-width="0cm" draw:stroke-linejoin="miter" draw:fill="solid" draw:fill-color="#b7877a" draw:textarea-vertical-align="top" draw:auto-grow-height="false" draw:fit-to-size="false" style:shrink-to-fit="false" fo:min-height="0.032cm" fo:min-width="0cm" fo:padding-top="0.125cm" fo:padding-bottom="0.125cm" fo:padding-left="0.25cm" fo:padding-right="0.25cm" fo:wrap-option="wrap" style:run-through="foreground"/>
    </style:style>
    <style:style style:name="Mgr8" style:family="graphic">
      <style:graphic-properties draw:stroke="none" svg:stroke-width="0cm" draw:stroke-linejoin="miter" draw:fill="solid" draw:fill-color="#b7877a" draw:textarea-vertical-align="top" draw:auto-grow-height="false" draw:fit-to-size="false" style:shrink-to-fit="false" fo:min-height="0.162cm" fo:min-width="0cm" fo:padding-top="0.125cm" fo:padding-bottom="0.125cm" fo:padding-left="0.25cm" fo:padding-right="0.25cm" fo:wrap-option="wrap" style:run-through="foreground"/>
    </style:style>
    <style:style style:name="Mgr9" style:family="graphic">
      <style:graphic-properties draw:stroke="none" svg:stroke-width="0cm" draw:stroke-linejoin="miter" draw:fill="solid" draw:fill-color="#b7877a" draw:textarea-vertical-align="top" draw:auto-grow-height="false" draw:fit-to-size="false" style:shrink-to-fit="false" fo:min-height="0.196cm" fo:min-width="0cm" fo:padding-top="0.125cm" fo:padding-bottom="0.125cm" fo:padding-left="0.25cm" fo:padding-right="0.25cm" fo:wrap-option="wrap" style:run-through="foreground"/>
    </style:style>
    <style:style style:name="Mgr10" style:family="graphic">
      <style:graphic-properties draw:stroke="none" svg:stroke-width="0cm" draw:stroke-linejoin="miter" draw:fill="solid" draw:fill-color="#b7877a" draw:textarea-vertical-align="top" draw:auto-grow-height="false" draw:fit-to-size="false" style:shrink-to-fit="false" fo:min-height="0.111cm" fo:min-width="0cm" fo:padding-top="0.125cm" fo:padding-bottom="0.125cm" fo:padding-left="0.25cm" fo:padding-right="0.25cm" fo:wrap-option="wrap" style:run-through="foreground"/>
    </style:style>
    <style:style style:name="Mgr11" style:family="graphic">
      <style:graphic-properties draw:stroke="none" svg:stroke-width="0cm" draw:stroke-linejoin="miter" draw:fill="solid" draw:fill-color="#b7877a" draw:textarea-vertical-align="top" draw:auto-grow-height="false" draw:fit-to-size="false" style:shrink-to-fit="false" fo:min-height="0.143cm" fo:min-width="0cm" fo:padding-top="0.125cm" fo:padding-bottom="0.125cm" fo:padding-left="0.25cm" fo:padding-right="0.25cm" fo:wrap-option="wrap" style:run-through="foreground"/>
    </style:style>
    <style:style style:name="Mgr12" style:family="graphic">
      <style:graphic-properties draw:stroke="none" svg:stroke-width="0cm" draw:stroke-linejoin="miter" draw:fill="solid" draw:fill-color="#b7877a" draw:textarea-vertical-align="top" draw:auto-grow-height="false" draw:fit-to-size="false" style:shrink-to-fit="false" fo:min-height="0.123cm" fo:min-width="0cm" fo:padding-top="0.125cm" fo:padding-bottom="0.125cm" fo:padding-left="0.25cm" fo:padding-right="0.25cm" fo:wrap-option="wrap" style:run-through="foreground"/>
    </style:style>
    <style:style style:name="Mgr13" style:family="graphic">
      <style:graphic-properties draw:stroke="none" svg:stroke-width="0cm" draw:stroke-linejoin="miter" draw:fill="solid" draw:fill-color="#b7877a" draw:textarea-vertical-align="top" draw:auto-grow-height="false" draw:fit-to-size="false" style:shrink-to-fit="false" fo:min-height="0.072cm" fo:min-width="0cm" fo:padding-top="0.125cm" fo:padding-bottom="0.125cm" fo:padding-left="0.25cm" fo:padding-right="0.25cm" fo:wrap-option="wrap" style:run-through="foreground"/>
    </style:style>
    <style:style style:name="Mgr14" style:family="graphic">
      <style:graphic-properties draw:stroke="none" svg:stroke-width="0cm" draw:stroke-linejoin="miter" draw:fill="solid" draw:fill-color="#b7877a" draw:textarea-vertical-align="top" draw:auto-grow-height="false" draw:fit-to-size="false" style:shrink-to-fit="false" fo:min-height="0.019cm" fo:min-width="0cm" fo:padding-top="0.125cm" fo:padding-bottom="0.125cm" fo:padding-left="0.25cm" fo:padding-right="0.25cm" fo:wrap-option="wrap" style:run-through="foreground"/>
    </style:style>
    <style:style style:name="Mgr15" style:family="graphic">
      <style:graphic-properties draw:stroke="none" svg:stroke-width="0cm" draw:stroke-linejoin="miter" draw:fill="solid" draw:fill-color="#b7877a" draw:textarea-vertical-align="top" draw:auto-grow-height="false" draw:fit-to-size="false" style:shrink-to-fit="false" fo:min-height="0cm" fo:min-width="0cm" fo:padding-top="0.125cm" fo:padding-bottom="0.125cm" fo:padding-left="0.25cm" fo:padding-right="0.25cm" fo:wrap-option="wrap" style:run-through="foreground"/>
    </style:style>
    <style:style style:name="Mgr16" style:family="graphic">
      <style:graphic-properties draw:stroke="none" svg:stroke-width="0cm" draw:stroke-linejoin="miter" draw:fill="solid" draw:fill-color="#642523" draw:textarea-vertical-align="top" draw:auto-grow-height="false" draw:fit-to-size="false" style:shrink-to-fit="false" fo:min-height="1.707cm" fo:min-width="1.543cm" fo:padding-top="0.125cm" fo:padding-bottom="0.125cm" fo:padding-left="0.25cm" fo:padding-right="0.25cm" fo:wrap-option="wrap" style:run-through="foreground"/>
    </style:style>
    <style:style style:name="Mgr17" style:family="graphic">
      <style:graphic-properties draw:stroke="none" svg:stroke-width="0cm" draw:stroke-linejoin="miter" draw:fill="solid" draw:fill-color="#b7877a" draw:textarea-vertical-align="top" draw:auto-grow-height="false" draw:fit-to-size="false" style:shrink-to-fit="false" fo:min-height="0.187cm" fo:min-width="0cm" fo:padding-top="0.125cm" fo:padding-bottom="0.125cm" fo:padding-left="0.25cm" fo:padding-right="0.25cm" fo:wrap-option="wrap" style:run-through="foreground"/>
    </style:style>
    <style:style style:name="Mgr18" style:family="graphic">
      <style:graphic-properties draw:stroke="none" svg:stroke-width="0cm" draw:stroke-linejoin="miter" draw:fill="solid" draw:fill-color="#b7877a" draw:textarea-vertical-align="top" draw:auto-grow-height="false" draw:fit-to-size="false" style:shrink-to-fit="false" fo:min-height="0.189cm" fo:min-width="0cm" fo:padding-top="0.125cm" fo:padding-bottom="0.125cm" fo:padding-left="0.25cm" fo:padding-right="0.25cm" fo:wrap-option="wrap" style:run-through="foreground"/>
    </style:style>
    <style:style style:name="Mgr19" style:family="graphic">
      <style:graphic-properties draw:stroke="none" svg:stroke-width="0cm" draw:stroke-linejoin="miter" draw:fill="solid" draw:fill-color="#b7877a" draw:textarea-vertical-align="top" draw:auto-grow-height="false" draw:fit-to-size="false" style:shrink-to-fit="false" fo:min-height="0.199cm" fo:min-width="0cm" fo:padding-top="0.125cm" fo:padding-bottom="0.125cm" fo:padding-left="0.25cm" fo:padding-right="0.25cm" fo:wrap-option="wrap" style:run-through="foreground"/>
    </style:style>
    <style:style style:name="Mgr20" style:family="graphic">
      <style:graphic-properties draw:stroke="none" svg:stroke-width="0cm" draw:stroke-linejoin="miter" draw:fill="solid" draw:fill-color="#642523" draw:textarea-vertical-align="top" draw:auto-grow-height="false" draw:fit-to-size="false" style:shrink-to-fit="false" fo:min-height="0.199cm" fo:min-width="0cm" fo:padding-top="0.125cm" fo:padding-bottom="0.125cm" fo:padding-left="0.25cm" fo:padding-right="0.25cm" fo:wrap-option="wrap" style:run-through="foreground"/>
    </style:style>
    <style:style style:name="Mgr21" style:family="graphic">
      <style:graphic-properties draw:stroke="none" svg:stroke-width="0cm" draw:stroke-linejoin="miter" draw:fill="solid" draw:fill-color="#642523" draw:textarea-vertical-align="top" draw:auto-grow-height="false" draw:fit-to-size="false" style:shrink-to-fit="false" fo:min-height="0.189cm" fo:min-width="0cm" fo:padding-top="0.125cm" fo:padding-bottom="0.125cm" fo:padding-left="0.25cm" fo:padding-right="0.25cm" fo:wrap-option="wrap" style:run-through="foreground"/>
    </style:style>
    <style:style style:name="Mgr22" style:family="graphic">
      <style:graphic-properties draw:stroke="none" svg:stroke-width="0cm" draw:stroke-linejoin="miter" draw:fill="solid" draw:fill-color="#642523" draw:textarea-vertical-align="top" draw:auto-grow-height="false" draw:fit-to-size="false" style:shrink-to-fit="false" fo:min-height="0.187cm" fo:min-width="0cm" fo:padding-top="0.125cm" fo:padding-bottom="0.125cm" fo:padding-left="0.25cm" fo:padding-right="0.25cm" fo:wrap-option="wrap" style:run-through="foreground"/>
    </style:style>
    <style:style style:name="Mgr23" style:family="graphic">
      <style:graphic-properties draw:stroke="none" svg:stroke-width="0cm" draw:stroke-linejoin="miter" draw:fill="solid" draw:fill-color="#642523" draw:textarea-vertical-align="top" draw:auto-grow-height="false" draw:fit-to-size="false" style:shrink-to-fit="false" fo:min-height="0.185cm" fo:min-width="0cm" fo:padding-top="0.125cm" fo:padding-bottom="0.125cm" fo:padding-left="0.25cm" fo:padding-right="0.25cm" fo:wrap-option="wrap" style:run-through="fore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g text:anchor-type="as-char" draw:z-index="5" draw:name="Forma1" draw:style-name="Mgr1"><draw:frame draw:name="Picture 4328" draw:style-name="Mgr2" draw:text-style-name="MP2" svg:width="9.496cm" svg:height="2.855cm" svg:x="0cm" svg:y="0cm"><draw:image xlink:href="Pictures/1000020100000568000001A0375E0772126F2390.png" xlink:type="simple" xlink:show="embed" xlink:actuate="onLoad" draw:mime-type="image/png"><text:p/></draw:image></draw:frame><draw:custom-shape draw:name="Shape 6" draw:style-name="Mgr3" draw:text-style-name="MP3" svg:width="0.775cm" svg:height="1.267cm" svg:x="11.208cm" svg:y="0.845cm"><text:p/><draw:enhanced-geometry draw:mirror-horizontal="false" draw:mirror-vertical="false" svg:viewBox="0 0 345034 562660" drawooo:sub-view-size="345034 562660" draw:text-areas="0 0 0 0" draw:type="ooxml-non-primitive" draw:enhanced-path="M 102768 0 L 331584 0 331584 52197 143853 52197 117081 201320 C 140068 194411 160756 190944 179197 190944 227305 190944 266929 207696 298196 241198 329425 274701 345034 317602 345034 369900 345034 406032 337033 439141 321005 469278 304990 499414 283299 522503 255918 538581 228536 554621 196901 562660 161036 562660 118224 562660 82105 548945 52705 521526 23292 494106 5728 458597 0 414998 L 53823 414998 C 57899 436143 64821 453301 74511 466471 84239 479641 97193 490283 113347 498360 129515 506425 146495 510463 164236 510463 198996 510463 228867 496862 253784 469633 278727 442404 291211 408368 291211 367512 291211 330644 279921 300710 257391 277672 234836 254660 204762 243141 167132 243141 135941 243141 98196 252920 53823 272428 L 102768 0 Z N"/></draw:custom-shape><draw:custom-shape draw:name="Shape 7" draw:style-name="Mgr4" draw:text-style-name="MP3" svg:width="0.403cm" svg:height="1.299cm" svg:x="12.109cm" svg:y="0.813cm"><text:p/><draw:enhanced-geometry draw:mirror-horizontal="false" draw:mirror-vertical="false" svg:viewBox="0 0 179851 576669" drawooo:sub-view-size="179851 576669" draw:text-areas="0 0 0 0" draw:type="ooxml-non-primitive" draw:enhanced-path="M 176403 0 L 179851 546 179851 52424 178613 52197 C 155270 52197 133426 60363 112954 76670 92494 92976 76924 116980 66218 148704 55512 180429 50152 227394 50152 289611 50152 351599 55423 398425 66027 430162 76619 461912 92253 485966 112928 502400 133617 518833 155511 527024 178613 527024 L 179851 526804 179851 576117 176403 576669 C 142824 576669 112573 566586 85674 546443 58788 526288 37770 496240 22670 456299 7544 416357 0 360438 0 288519 0 216129 7417 160160 22301 120561 37186 81000 58191 51029 85344 30620 112459 10211 142824 0 176403 0 Z N"/></draw:custom-shape><draw:custom-shape draw:name="Shape 8" draw:style-name="Mgr5" draw:text-style-name="MP3" svg:width="0.401cm" svg:height="1.297cm" svg:x="12.515cm" svg:y="0.815cm"><text:p/><draw:enhanced-geometry draw:mirror-horizontal="false" draw:mirror-vertical="false" svg:viewBox="0 0 178632 575571" drawooo:sub-view-size="178632 575571" draw:text-areas="0 0 0 0" draw:type="ooxml-non-primitive" draw:enhanced-path="M 0 0 L 45176 7156 C 60585 12290 75197 19990 89008 30251 116643 50775 138462 81598 154527 122644 170593 163703 178632 218809 178632 287973 178632 356908 170720 411784 154896 452590 139071 493395 117215 524192 89351 544957 75425 555345 60728 563137 45261 568331 L 0 575571 0 526258 32555 520465 C 43434 516455 53931 510439 64053 502412 84271 486359 99600 462267 110077 430174 123158 391097 129699 344081 129699 289065 129699 233833 123882 188595 112198 153403 100540 118186 84423 92430 63849 76124 53562 67970 42996 61852 32148 57772 L 0 51878 0 0 Z N"/></draw:custom-shape><draw:custom-shape draw:name="Shape 9" draw:style-name="Mgr6" draw:text-style-name="MP4" svg:width="0.174cm" svg:height="0.336cm" svg:x="13.748cm" svg:y="1.115cm"><text:p/><draw:enhanced-geometry draw:mirror-horizontal="false" draw:mirror-vertical="false" svg:viewBox="0 0 77280 148679" drawooo:sub-view-size="77280 148679" draw:text-areas="0 0 0 0" draw:type="ooxml-non-primitive" draw:enhanced-path="M 77280 0 L 77280 135865 0 148679 0 23469 77280 0 Z N"/></draw:custom-shape><draw:custom-shape draw:name="Shape 10" draw:style-name="Mgr7" draw:text-style-name="MP4" svg:width="0.174cm" svg:height="0.283cm" svg:x="13.748cm" svg:y="1.736cm"><text:p/><draw:enhanced-geometry draw:mirror-horizontal="false" draw:mirror-vertical="false" svg:viewBox="0 0 77280 126416" drawooo:sub-view-size="77280 126416" draw:text-areas="0 0 0 0" draw:type="ooxml-non-primitive" draw:enhanced-path="M 77280 0 L 77280 126416 0 119063 0 2248 77280 0 Z N"/></draw:custom-shape><draw:custom-shape draw:name="Shape 11" draw:style-name="Mgr8" draw:text-style-name="MP4" svg:width="0.144cm" svg:height="0.414cm" svg:x="14.404cm" svg:y="0.924cm"><text:p/><draw:enhanced-geometry draw:mirror-horizontal="false" draw:mirror-vertical="false" svg:viewBox="0 0 64592 184404" drawooo:sub-view-size="64592 184404" draw:text-areas="0 0 0 0" draw:type="ooxml-non-primitive" draw:enhanced-path="M 64592 0 L 64592 173495 0 184404 0 19622 64592 0 Z N"/></draw:custom-shape><draw:custom-shape draw:name="Shape 12" draw:style-name="Mgr9" draw:text-style-name="MP4" svg:width="0.131cm" svg:height="0.447cm" svg:x="14.676cm" svg:y="0.845cm"><text:p/><draw:enhanced-geometry draw:mirror-horizontal="false" draw:mirror-vertical="false" svg:viewBox="0 0 58738 198996" drawooo:sub-view-size="58738 198996" draw:text-areas="0 0 0 0" draw:type="ooxml-non-primitive" draw:enhanced-path="M 58738 0 L 58738 189091 0 198996 0 17844 58738 0 Z N"/></draw:custom-shape><draw:custom-shape draw:name="Shape 13" draw:style-name="Mgr10" draw:text-style-name="MP4" svg:width="0.144cm" svg:height="0.362cm" svg:x="14.404cm" svg:y="1.718cm"><text:p/><draw:enhanced-geometry draw:mirror-horizontal="false" draw:mirror-vertical="false" svg:viewBox="0 0 64592 161455" drawooo:sub-view-size="64592 161455" draw:text-areas="0 0 0 0" draw:type="ooxml-non-primitive" draw:enhanced-path="M 64592 0 L 64592 161455 0 155232 0 1867 64592 0 Z N"/></draw:custom-shape><draw:custom-shape draw:name="Shape 14" draw:style-name="Mgr11" draw:text-style-name="MP4" svg:width="0.131cm" svg:height="0.394cm" svg:x="14.676cm" svg:y="1.709cm"><text:p/><draw:enhanced-geometry draw:mirror-horizontal="false" draw:mirror-vertical="false" svg:viewBox="0 0 58738 175882" drawooo:sub-view-size="58738 175882" draw:text-areas="0 0 0 0" draw:type="ooxml-non-primitive" draw:enhanced-path="M 58738 0 L 58738 175882 0 170231 0 1701 58738 0 Z N"/></draw:custom-shape><draw:custom-shape draw:name="Shape 15" draw:style-name="Mgr12" draw:text-style-name="MP4" svg:width="0.16cm" svg:height="0.375cm" svg:x="14.083cm" svg:y="1.016cm"><text:p/><draw:enhanced-geometry draw:mirror-horizontal="false" draw:mirror-vertical="false" svg:viewBox="0 0 71145 167005" drawooo:sub-view-size="71145 167005" draw:text-areas="0 0 0 0" draw:type="ooxml-non-primitive" draw:enhanced-path="M 71145 0 L 71145 154839 0 167005 0 21616 71145 0 Z N"/></draw:custom-shape><draw:custom-shape draw:name="Shape 16" draw:style-name="Mgr13" draw:text-style-name="MP4" svg:width="0.16cm" svg:height="0.324cm" svg:x="14.083cm" svg:y="1.727cm"><text:p/><draw:enhanced-geometry draw:mirror-horizontal="false" draw:mirror-vertical="false" svg:viewBox="0 0 71145 144335" drawooo:sub-view-size="71145 144335" draw:text-areas="0 0 0 0" draw:type="ooxml-non-primitive" draw:enhanced-path="M 71145 0 L 71145 144335 0 137592 0 2375 71145 0 Z N"/></draw:custom-shape><draw:custom-shape draw:name="Shape 17" draw:style-name="Mgr14" draw:text-style-name="MP4" svg:width="0.073cm" svg:height="0.271cm" svg:x="13.494cm" svg:y="1.221cm"><text:p/><draw:enhanced-geometry draw:mirror-horizontal="false" draw:mirror-vertical="false" svg:viewBox="0 0 33287 120155" drawooo:sub-view-size="33287 120155" draw:text-areas="0 0 0 0" draw:type="ooxml-non-primitive" draw:enhanced-path="M 33287 0 L 33287 114833 0 120155 0 10096 33287 0 Z N"/></draw:custom-shape><draw:custom-shape draw:name="Shape 18" draw:style-name="Mgr15" draw:text-style-name="MP4" svg:width="0.073cm" svg:height="0.239cm" svg:x="13.494cm" svg:y="1.746cm"><text:p/><draw:enhanced-geometry draw:mirror-horizontal="false" draw:mirror-vertical="false" svg:viewBox="0 0 33287 106794" drawooo:sub-view-size="33287 106794" draw:text-areas="0 0 0 0" draw:type="ooxml-non-primitive" draw:enhanced-path="M 33287 0 L 33287 106794 0 103581 0 953 33287 0 Z N"/></draw:custom-shape><draw:custom-shape draw:name="Shape 19" draw:style-name="Mgr15" draw:text-style-name="MP4" svg:width="0.07cm" svg:height="0.232cm" svg:x="13.204cm" svg:y="1.311cm"><text:p/><draw:enhanced-geometry draw:mirror-horizontal="false" draw:mirror-vertical="false" svg:viewBox="0 0 30988 102539" drawooo:sub-view-size="30988 102539" draw:text-areas="0 0 0 0" draw:type="ooxml-non-primitive" draw:enhanced-path="M 30988 0 L 30988 97104 0 102539 0 9690 30988 0 Z N"/></draw:custom-shape><draw:custom-shape draw:name="Shape 20" draw:style-name="Mgr15" draw:text-style-name="MP4" svg:width="0.07cm" svg:height="0.202cm" svg:x="13.204cm" svg:y="1.755cm"><text:p/><draw:enhanced-geometry draw:mirror-horizontal="false" draw:mirror-vertical="false" svg:viewBox="0 0 30988 90462" drawooo:sub-view-size="30988 90462" draw:text-areas="0 0 0 0" draw:type="ooxml-non-primitive" draw:enhanced-path="M 30988 0 L 30988 90462 0 87426 0 939 30988 0 Z N"/></draw:custom-shape><draw:custom-shape draw:name="Shape 21" draw:style-name="Mgr16" draw:text-style-name="MP5" svg:width="2.045cm" svg:height="1.959cm" svg:x="12.945cm" svg:y="0.443cm"><text:p/><draw:enhanced-geometry draw:mirror-horizontal="false" draw:mirror-vertical="false" svg:viewBox="0 0 908799 869505" drawooo:sub-view-size="908799 869505" draw:text-areas="0 0 0 0" draw:type="ooxml-non-primitive" draw:enhanced-path="M 908799 0 L 868362 103645 770432 137770 770432 852145 C 770432 859651 760984 866115 747217 869505 L 747217 65430 C 747217 62420 745871 59601 743674 56997 742633 56909 741616 56769 740550 56769 724903 56769 712203 65532 712203 76340 L 712203 158064 505206 230200 505206 798399 C 505206 806044 495707 812571 481851 816013 L 481851 135407 C 481851 135217 481762 135051 481762 134874 479679 134544 477545 134328 475310 134328 459651 134328 446976 143078 446976 153874 L 446976 250482 326860 292341 326860 761847 C 326860 769252 318402 775615 306045 778942 L 306045 212789 C 306045 211620 305841 210465 305511 209334 304076 209156 302628 209029 301079 209029 287731 209029 276873 216509 276873 225755 L 276873 309753 205118 334759 205118 737921 C 205118 745375 195326 751789 181064 755142 L 181064 272021 C 181064 271259 180835 270510 180683 269748 180213 269722 179794 269659 179337 269659 165951 269659 155105 277127 155105 286372 L 155105 352184 116459 365646 116459 720903 C 116459 728256 108318 734581 96444 737895 L 96444 335687 C 96444 331622 94374 327889 90932 324650 90843 324650 90767 324638 90691 324638 77317 324638 66472 332118 66472 341350 L 66472 383070 54623 387185 0 371335 C 0 371335 85623 244449 363919 124981 622414 13995 710806 66535 908799 0 Z N"/></draw:custom-shape><draw:custom-shape draw:name="Shape 4339" draw:style-name="Mgr17" draw:text-style-name="MP4" svg:width="0.041cm" svg:height="0.438cm" svg:x="10.516cm" svg:y="1.053cm"><text:p/><draw:enhanced-geometry draw:mirror-horizontal="false" draw:mirror-vertical="false" svg:viewBox="0 0 18682 194437" drawooo:sub-view-size="18682 194437" draw:text-areas="0 0 0 0" draw:type="ooxml-non-primitive" draw:enhanced-path="M 0 0 L 18682 0 18682 194437 0 194437 0 0 N"/></draw:custom-shape><draw:custom-shape draw:name="Shape 23" draw:style-name="Mgr18" draw:text-style-name="MP4" svg:width="0.214cm" svg:height="0.44cm" svg:x="10.705cm" svg:y="1.053cm"><text:p/><draw:enhanced-geometry draw:mirror-horizontal="false" draw:mirror-vertical="false" svg:viewBox="0 0 95491 195085" drawooo:sub-view-size="95491 195085" draw:text-areas="0 0 0 0" draw:type="ooxml-non-primitive" draw:enhanced-path="M 0 0 L 95491 0 95491 18212 18250 18212 18250 72835 85738 72835 85738 91034 18250 91034 18250 176873 95491 176873 95491 195085 0 195085 0 0 Z N"/></draw:custom-shape><draw:custom-shape draw:name="Shape 24" draw:style-name="Mgr19" draw:text-style-name="MP4" svg:width="0.253cm" svg:height="0.451cm" svg:x="11.026cm" svg:y="1.048cm"><text:p/><draw:enhanced-geometry draw:mirror-horizontal="false" draw:mirror-vertical="false" svg:viewBox="0 0 113246 200013" drawooo:sub-view-size="113246 200013" draw:text-areas="0 0 0 0" draw:type="ooxml-non-primitive" draw:enhanced-path="M 60770 0 C 69926 0 78601 2401 86766 7176 94920 11976 101346 18504 106007 26784 L 89510 34341 C 86335 29312 82220 25362 77140 22492 72047 19634 66599 18212 60770 18212 55931 18212 51435 19165 47257 21069 43091 22975 39383 25578 36132 28867 32881 32169 30340 36017 28524 40449 26683 44869 25769 49505 25769 54356 25769 61824 27927 67806 32271 72314 36589 76810 42012 80709 48514 84011 55016 87313 62002 90424 69520 93371 77013 96330 84011 99975 90500 104293 97015 108636 102426 114009 106756 120421 111100 126835 113246 135166 113246 145403 113246 153543 111595 160948 108268 167628 104915 174308 100521 180023 95009 184798 89510 189573 83261 193307 76264 195986 69253 198666 62090 200013 54763 200013 49098 200013 43472 199199 37884 197587 32296 195949 27089 193611 22263 190513 17437 187452 13056 183706 9132 179312 5233 174892 2184 169926 0 164376 L 16269 157099 C 17755 160910 19888 164338 22644 167374 25388 170409 28524 173013 32017 175171 35509 177343 39218 178994 43130 180111 47054 181242 50914 181801 54763 181801 59601 181801 64440 180937 69253 179198 74079 177483 78461 175044 82398 171921 86297 168796 89459 165036 91872 160604 94298 156185 95517 151206 95517 145656 95517 138024 93345 131915 89014 127318 84671 122720 79248 118732 72771 115354 66269 111964 59258 108814 51765 105855 44260 102921 37249 99314 30759 95060 24257 90818 18847 85535 14503 79197 10173 72873 8001 64681 8001 54623 8001 47168 9398 40107 12154 33427 14872 26746 18682 20943 23508 15990 28347 11062 33922 7151 40259 4293 46596 1436 53429 0 60770 0 Z N"/></draw:custom-shape><draw:custom-shape draw:name="Shape 25" draw:style-name="Mgr20" draw:text-style-name="MP5" svg:width="0.255cm" svg:height="0.451cm" svg:x="11.571cm" svg:y="1.048cm"><text:p/><draw:enhanced-geometry draw:mirror-horizontal="false" draw:mirror-vertical="false" svg:viewBox="0 0 113259 200013" drawooo:sub-view-size="113259 200013" draw:text-areas="0 0 0 0" draw:type="ooxml-non-primitive" draw:enhanced-path="M 60757 0 C 69926 0 78588 2401 86779 7176 94933 11976 101333 18504 105994 26784 L 89510 34341 C 86335 29312 82207 25362 77140 22492 72047 19634 66599 18212 60757 18212 55918 18212 51422 19165 47257 21069 43078 22975 39383 25578 36144 28867 32881 32169 30340 36017 28512 40449 26670 44869 25756 49505 25756 54356 25756 61824 27927 67806 32258 72314 36589 76810 41999 80709 48501 84011 55004 87313 62014 90424 69507 93371 77026 96330 84023 99975 90513 104293 97015 108636 102426 114009 106769 120421 111087 126835 113259 135166 113259 145403 113259 153543 111595 160948 108268 167628 104928 174308 100521 180023 95009 184798 89510 189573 83249 193307 76251 195986 69266 198666 62090 200013 54763 200013 49098 200013 43459 199199 37884 197587 32284 195949 27089 193611 22251 190513 17425 187452 13056 183706 9132 179312 5220 174892 2159 169926 0 164376 L 16269 157099 C 17755 160910 19888 164338 22644 167374 25388 170409 28512 173013 32004 175171 35509 177343 39218 178994 43142 180111 47054 181242 50927 181801 54763 181801 59601 181801 64427 180937 69266 179198 74092 177483 78461 175044 82385 171921 86297 168796 89472 165036 91885 160604 94285 156185 95504 151206 95504 145656 95504 138024 93332 131915 89002 127318 84671 122720 79261 118732 72758 115354 66256 111964 59258 108814 51765 105855 44260 102921 37262 99314 30759 95060 24270 90818 18847 85535 14516 79197 10173 72873 8014 64681 8014 54623 8014 47168 9385 40107 12142 33427 14884 26746 18669 20943 23508 15990 28334 11062 33934 7151 40246 4293 46584 1436 53429 0 60757 0 Z N"/></draw:custom-shape><draw:custom-shape draw:name="Shape 26" draw:style-name="Mgr21" draw:text-style-name="MP5" svg:width="0.207cm" svg:height="0.44cm" svg:x="11.92cm" svg:y="1.053cm"><text:p/><draw:enhanced-geometry draw:mirror-horizontal="false" draw:mirror-vertical="false" svg:viewBox="0 0 92367 195072" drawooo:sub-view-size="92367 195072" draw:text-areas="0 0 0 0" draw:type="ooxml-non-primitive" draw:enhanced-path="M 89992 0 L 92367 0 92367 36953 55994 115735 92367 115735 92367 133959 47498 133959 19495 195072 0 195072 89992 0 Z N"/></draw:custom-shape><draw:custom-shape draw:name="Shape 27" draw:style-name="Mgr21" draw:text-style-name="MP5" svg:width="0.207cm" svg:height="0.44cm" svg:x="12.129cm" svg:y="1.053cm"><text:p/><draw:enhanced-geometry draw:mirror-horizontal="false" draw:mirror-vertical="false" svg:viewBox="0 0 92380 195072" drawooo:sub-view-size="92380 195072" draw:text-areas="0 0 0 0" draw:type="ooxml-non-primitive" draw:enhanced-path="M 0 0 L 2617 0 92380 195072 73127 195072 44869 133959 0 133959 0 115735 36373 115735 127 36678 0 36953 0 0 Z N"/></draw:custom-shape><draw:custom-shape draw:name="Shape 28" draw:style-name="Mgr21" draw:text-style-name="MP5" svg:width="0.315cm" svg:height="0.44cm" svg:x="12.442cm" svg:y="1.053cm"><text:p/><draw:enhanced-geometry draw:mirror-horizontal="false" draw:mirror-vertical="false" svg:viewBox="0 0 139992 195072" drawooo:sub-view-size="139992 195072" draw:text-areas="0 0 0 0" draw:type="ooxml-non-primitive" draw:enhanced-path="M 0 0 L 4001 0 122491 150076 122491 0 139992 0 139992 195072 135496 195072 17488 45771 17488 195072 0 195072 0 0 Z N"/></draw:custom-shape><draw:custom-shape draw:name="Shape 29" draw:style-name="Mgr22" draw:text-style-name="MP5" svg:width="0.369cm" svg:height="0.438cm" svg:x="10.483cm" svg:y="1.663cm"><text:p/><draw:enhanced-geometry draw:mirror-horizontal="false" draw:mirror-vertical="false" svg:viewBox="0 0 164757 195072" drawooo:sub-view-size="164757 195072" draw:text-areas="0 0 0 0" draw:type="ooxml-non-primitive" draw:enhanced-path="M 0 0 L 19494 0 82512 155790 145504 0 164757 0 85014 195072 80010 195072 0 0 Z N"/></draw:custom-shape><draw:custom-shape draw:name="Shape 4340" draw:style-name="Mgr23" draw:text-style-name="MP5" svg:width="0.041cm" svg:height="0.436cm" svg:x="10.926cm" svg:y="1.665cm"><text:p/><draw:enhanced-geometry draw:mirror-horizontal="false" draw:mirror-vertical="false" svg:viewBox="0 0 18669 194449" drawooo:sub-view-size="18669 194449" draw:text-areas="0 0 0 0" draw:type="ooxml-non-primitive" draw:enhanced-path="M 0 0 L 18669 0 18669 194449 0 194449 0 0 N"/></draw:custom-shape><draw:custom-shape draw:name="Shape 31" draw:style-name="Mgr20" draw:text-style-name="MP5" svg:width="0.371cm" svg:height="0.451cm" svg:x="11.063cm" svg:y="1.658cm"><text:p/><draw:enhanced-geometry draw:mirror-horizontal="false" draw:mirror-vertical="false" svg:viewBox="0 0 165252 200266" drawooo:sub-view-size="165252 200266" draw:text-areas="0 0 0 0" draw:type="ooxml-non-primitive" draw:enhanced-path="M 96241 0 C 108902 0 121336 2565 133502 7671 145656 12788 156159 20206 164998 29908 L 152502 42139 C 143497 33300 134252 27089 124752 23533 115240 19989 105740 18211 96241 18211 85408 18211 75197 20371 65621 24714 56032 29057 47714 34899 40627 42266 33541 49644 27915 58306 23749 68275 19571 78257 17488 88874 17488 100140 17488 111404 19571 122021 23749 132004 27915 141973 33541 150634 40627 158000 47714 165379 56032 171234 65621 175564 75197 179895 85408 182067 96241 182067 105740 182067 115164 180289 124498 176733 133820 173189 143154 166980 152502 158140 L 165252 170104 C 156248 179984 145707 187490 133629 192595 121539 197714 109080 200266 96241 200266 82931 200266 70409 197624 58738 192341 47079 187058 36931 179895 28245 170891 19571 161874 12700 151295 7632 139154 2527 127012 0 114008 0 100140 0 86449 2527 73482 7632 61252 12700 49034 19571 38405 28245 29387 36931 20371 47079 13220 58738 7924 70409 2642 82931 0 96241 0 Z N"/></draw:custom-shape><draw:custom-shape draw:name="Shape 32" draw:style-name="Mgr22" draw:text-style-name="MP5" svg:width="0.214cm" svg:height="0.438cm" svg:x="11.523cm" svg:y="1.663cm"><text:p/><draw:enhanced-geometry draw:mirror-horizontal="false" draw:mirror-vertical="false" svg:viewBox="0 0 95491 195073" drawooo:sub-view-size="95491 195073" draw:text-areas="0 0 0 0" draw:type="ooxml-non-primitive" draw:enhanced-path="M 0 0 L 95491 0 95491 18212 18250 18212 18250 72835 85738 72835 85738 91034 18250 91034 18250 176873 95491 176873 95491 195073 0 195073 0 0 Z N"/></draw:custom-shape><draw:custom-shape draw:name="Shape 33" draw:style-name="Mgr22" draw:text-style-name="MP5" svg:width="0.315cm" svg:height="0.438cm" svg:x="11.834cm" svg:y="1.663cm"><text:p/><draw:enhanced-geometry draw:mirror-horizontal="false" draw:mirror-vertical="false" svg:viewBox="0 0 139992 195072" drawooo:sub-view-size="139992 195072" draw:text-areas="0 0 0 0" draw:type="ooxml-non-primitive" draw:enhanced-path="M 0 0 L 4013 0 122492 150076 122492 0 139992 0 139992 195072 135509 195072 17501 45783 17501 195072 0 195072 0 0 Z N"/></draw:custom-shape><draw:custom-shape draw:name="Shape 34" draw:style-name="Mgr22" draw:text-style-name="MP5" svg:width="0.26cm" svg:height="0.438cm" svg:x="12.22cm" svg:y="1.663cm"><text:p/><draw:enhanced-geometry draw:mirror-horizontal="false" draw:mirror-vertical="false" svg:viewBox="0 0 115760 195073" drawooo:sub-view-size="115760 195073" draw:text-areas="0 0 0 0" draw:type="ooxml-non-primitive" draw:enhanced-path="M 0 0 L 115760 0 115760 18212 66751 18212 66751 195073 49250 195073 49250 18212 0 18212 0 0 Z N"/></draw:custom-shape><draw:custom-shape draw:name="Shape 35" draw:style-name="Mgr22" draw:text-style-name="MP5" svg:width="0.214cm" svg:height="0.438cm" svg:x="12.554cm" svg:y="1.663cm"><text:p/><draw:enhanced-geometry draw:mirror-horizontal="false" draw:mirror-vertical="false" svg:viewBox="0 0 95504 195073" drawooo:sub-view-size="95504 195073" draw:text-areas="0 0 0 0" draw:type="ooxml-non-primitive" draw:enhanced-path="M 0 0 L 95504 0 95504 18212 18250 18212 18250 72835 85738 72835 85738 91034 18250 91034 18250 176873 95504 176873 95504 195073 0 195073 0 0 Z N"/></draw:custom-shape></draw:g></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I116-05-05 </meta:initial-creator>
    <meta:creation-date>2020-11-30T14:17:12.968333323</meta:creation-date>
    <dc:date>2021-03-13T21:24:18.953000000</dc:date>
    <meta:editing-duration>PT21H57M20S</meta:editing-duration>
    <meta:editing-cycles>41</meta:editing-cycles>
    <meta:generator>LibreOffice/7.0.2.2$Windows_X86_64 LibreOffice_project/8349ace3c3162073abd90d81fd06dcfb6b36b994</meta:generator>
    <meta:document-statistic meta:table-count="0" meta:image-count="0" meta:object-count="0" meta:page-count="6" meta:paragraph-count="113" meta:word-count="1001" meta:character-count="8885" meta:non-whitespace-character-count="7858"/>
  </office:meta>
</office:document-meta>
</file>